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B50000028BFCEDAA60565A5F8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3cm, 1.799cm, 1.15cm, 5.159cm)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92cm" svg:height="2.366cm" svg:x="8.039cm" svg:y="13.776cm">
          <draw:image xlink:href="Pictures/10000000000005B50000028BFCEDAA60565A5F8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0:31:24.769358278</meta:creation-date>
    <dc:date>2018-03-02T10:32:03.509029916</dc:date>
    <meta:editing-duration>PT3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